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32.77pt" svg:y="88.84pt">
            <loext:p draw:notify-on-update-of-ranges="Sheet1.A2:Sheet1.A3 Sheet1.B1:Sheet1.B1 Sheet1.B2:Sheet1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3938.8" calcext:value-type="float">
            <text:p>3938.8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472.9" calcext:value-type="float">
            <text:p>4472.9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2" table:style-name="ta1">
        <table:shapes>
          <draw:frame draw:z-index="0" draw:style-name="gr1" draw:text-style-name="P1" svg:width="453.46pt" svg:height="255.23pt" svg:x="24.97pt" svg:y="98.65pt">
            <loext:p draw:notify-on-update-of-ranges="Sheet2.A2:Sheet2.A3 Sheet2.B1:Sheet2.B1 Sheet2.B2:Sheet2.B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026.3" calcext:value-type="float">
            <text:p>4026.3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572.87" calcext:value-type="float">
            <text:p>4572.87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3" table:style-name="ta1">
        <table:shapes>
          <draw:frame draw:z-index="0" draw:style-name="gr1" draw:text-style-name="P1" svg:width="453.46pt" svg:height="255.26pt" svg:x="14.06pt" svg:y="73.02pt">
            <loext:p draw:notify-on-update-of-ranges="Sheet3.A2:Sheet3.A3 Sheet3.B1:Sheet3.B1 Sheet3.B2:Sheet3.B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026.97" calcext:value-type="float">
            <text:p>4026.97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573.62" calcext:value-type="float">
            <text:p>4573.62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4" table:style-name="ta1">
        <table:shapes>
          <draw:frame draw:z-index="0" draw:style-name="gr1" draw:text-style-name="P1" svg:width="453.46pt" svg:height="255.23pt" svg:x="18.74pt" svg:y="84.33pt">
            <loext:p draw:notify-on-update-of-ranges="Sheet4.A2:Sheet4.A3 Sheet4.B1:Sheet4.B1 Sheet4.B2:Sheet4.B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3898.1" calcext:value-type="float">
            <text:p>3898.1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427.57" calcext:value-type="float">
            <text:p>4427.57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5" table:style-name="ta1">
        <table:shapes>
          <draw:frame draw:z-index="0" draw:style-name="gr1" draw:text-style-name="P1" svg:width="453.46pt" svg:height="255.26pt" svg:x="41.36pt" svg:y="99.38pt">
            <loext:p draw:notify-on-update-of-ranges="Sheet5.A2:Sheet5.A3 Sheet5.B1:Sheet5.B1 Sheet5.B2:Sheet5.B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140.37" calcext:value-type="float">
            <text:p>4140.37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702.61" calcext:value-type="float">
            <text:p>4702.61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6" table:style-name="ta1">
        <table:shapes>
          <draw:frame draw:z-index="0" draw:style-name="gr1" draw:text-style-name="P1" svg:width="453.46pt" svg:height="255.23pt" svg:x="17.94pt" svg:y="77.56pt">
            <loext:p draw:notify-on-update-of-ranges="Sheet6.A2:Sheet6.A3 Sheet6.B1:Sheet6.B1 Sheet6.B2:Sheet6.B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3990.86" calcext:value-type="float">
            <text:p>3990.86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532.48" calcext:value-type="float">
            <text:p>4532.48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7" table:style-name="ta1">
        <table:shapes>
          <draw:frame draw:z-index="0" draw:style-name="gr1" draw:text-style-name="P1" svg:width="453.46pt" svg:height="255.26pt" svg:x="13.27pt" svg:y="82.06pt">
            <loext:p draw:notify-on-update-of-ranges="Sheet7.A2:Sheet7.A3 Sheet7.B1:Sheet7.B1 Sheet7.B2:Sheet7.B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088.14" calcext:value-type="float">
            <text:p>4088.14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642.55" calcext:value-type="float">
            <text:p>4642.55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8" table:style-name="ta1">
        <table:shapes>
          <draw:frame draw:z-index="0" draw:style-name="gr1" draw:text-style-name="P1" svg:width="453.46pt" svg:height="255.23pt" svg:x="16.38pt" svg:y="74.55pt">
            <loext:p draw:notify-on-update-of-ranges="Sheet8.A2:Sheet8.A3 Sheet8.B1:Sheet8.B1 Sheet8.B2:Sheet8.B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3830.2" calcext:value-type="float">
            <text:p>3830.2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351.89" calcext:value-type="float">
            <text:p>4351.89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9" table:style-name="ta1">
        <table:shapes>
          <draw:frame draw:z-index="0" draw:style-name="gr1" draw:text-style-name="P1" svg:width="453.51pt" svg:height="255.09pt" svg:x="0pt" svg:y="99.18pt">
            <loext:p draw:notify-on-update-of-ranges="Sheet9.A2:Sheet9.A3 Sheet9.B1:Sheet9.B1 Sheet9.B2:Sheet9.B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261.11" calcext:value-type="float">
            <text:p>4261.11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839.68" calcext:value-type="float">
            <text:p>4839.68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10" table:style-name="ta1">
        <table:shapes>
          <draw:frame draw:z-index="0" draw:style-name="gr1" draw:text-style-name="P1" svg:width="453.46pt" svg:height="255.26pt" svg:x="23.41pt" svg:y="76.79pt">
            <loext:p draw:notify-on-update-of-ranges="Sheet10.A2:Sheet10.A3 Sheet10.B1:Sheet10.B1 Sheet10.B2:Sheet10.B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5971.29" calcext:value-type="float">
            <text:p>5971.29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6781.66" calcext:value-type="float">
            <text:p>6781.66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11" table:style-name="ta1">
        <table:shapes>
          <draw:frame draw:z-index="0" draw:style-name="gr1" draw:text-style-name="P1" svg:width="453.46pt" svg:height="255.23pt" svg:x="29.65pt" svg:y="80.56pt">
            <loext:p draw:notify-on-update-of-ranges="Sheet11.A2:Sheet11.A3 Sheet11.B1:Sheet11.B1 Sheet11.B2:Sheet11.B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054.83" calcext:value-type="float">
            <text:p>4054.83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604.97" calcext:value-type="float">
            <text:p>4604.97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12" table:style-name="ta1">
        <table:shapes>
          <draw:frame draw:z-index="0" draw:style-name="gr1" draw:text-style-name="P1" svg:width="453.46pt" svg:height="255.26pt" svg:x="17.18pt" svg:y="78.29pt">
            <loext:p draw:notify-on-update-of-ranges="Sheet12.A2:Sheet12.A3 Sheet12.B1:Sheet12.B1 Sheet12.B2:Sheet12.B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358.45" calcext:value-type="float">
            <text:p>4358.45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949.79" calcext:value-type="float">
            <text:p>4949.79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13" table:style-name="ta1">
        <table:shapes>
          <draw:frame draw:z-index="0" draw:style-name="gr1" draw:text-style-name="P1" svg:width="453.46pt" svg:height="255.23pt" svg:x="12.5pt" svg:y="67.01pt">
            <loext:p draw:notify-on-update-of-ranges="Sheet13.A2:Sheet13.A3 Sheet13.B1:Sheet13.B1 Sheet13.B2:Sheet13.B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041.93" calcext:value-type="float">
            <text:p>4041.93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591.27" calcext:value-type="float">
            <text:p>4591.27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14" table:style-name="ta1">
        <table:shapes>
          <draw:frame draw:z-index="0" draw:style-name="gr1" draw:text-style-name="P1" svg:width="453.46pt" svg:height="255.23pt" svg:x="17.94pt" svg:y="112.2pt">
            <loext:p draw:notify-on-update-of-ranges="Sheet14.A2:Sheet14.A3 Sheet14.B1:Sheet14.B1 Sheet14.B2:Sheet14.B3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3965.98" calcext:value-type="float">
            <text:p>3965.98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504.57" calcext:value-type="float">
            <text:p>4504.57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15" table:style-name="ta1">
        <table:shapes>
          <draw:frame draw:z-index="0" draw:style-name="gr1" draw:text-style-name="P1" svg:width="453.46pt" svg:height="255.23pt" svg:x="24.21pt" svg:y="77.56pt">
            <loext:p draw:notify-on-update-of-ranges="Sheet15.A2:Sheet15.A3 Sheet15.B1:Sheet15.B1 Sheet15.B2:Sheet15.B3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3619.75" calcext:value-type="float">
            <text:p>3619.75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111.63" calcext:value-type="float">
            <text:p>4111.63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16" table:style-name="ta1">
        <table:shapes>
          <draw:frame draw:z-index="0" draw:style-name="gr1" draw:text-style-name="P1" svg:width="453.46pt" svg:height="255.26pt" svg:x="10.15pt" svg:y="66.25pt">
            <loext:p draw:notify-on-update-of-ranges="Sheet16.A2:Sheet16.A3 Sheet16.B1:Sheet16.B1 Sheet16.B2:Sheet16.B3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720.18" calcext:value-type="float">
            <text:p>4720.18</text:p>
          </table:table-cell>
          <table:table-cell office:value-type="float" office:value="1332.5" calcext:value-type="float">
            <text:p>133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10:19:57.324650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3:15:32.330385103</meta:creation-date>
    <dc:date>2018-06-29T10:21:09.882348569</dc:date>
    <meta:editing-duration>PT33M23S</meta:editing-duration>
    <meta:editing-cycles>3</meta:editing-cycles>
    <meta:generator>LibreOffice/5.1.6.2$Linux_X86_64 LibreOffice_project/10m0$Build-2</meta:generator>
    <meta:document-statistic meta:table-count="16" meta:cell-count="96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553cm" svg:y="3.955cm" style:legend-expansion="high" chart:style-name="ch2"/>
        <chart:plot-area chart:style-name="ch3" table:cell-range-address="Sheet1.A2:Sheet1.B3 Sheet1.B1:Sheet1.B1" chart:data-source-has-labels="row" svg:x="0.319cm" svg:y="0.18cm" svg:width="9.915cm" svg:height="8.646cm">
          <chartooo:coordinate-region svg:x="1.312cm" svg:y="0.38cm" svg:width="8.5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" chart:label-cell-address="Sheet1.B1:Sheet1.B1" chart:class="chart:scatter">
            <chart:domain table:cell-range-address="Sheet1.A2:Sheet1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38.8">
                <text:p>3938.8</text:p>
                <draw:g>
                  <svg:desc>Sheet1.A2:Sheet1.A3</svg:desc>
                </draw:g>
              </table:table-cell>
              <table:table-cell office:value-type="float" office:value="1173.2">
                <text:p>1173.2</text:p>
                <draw:g>
                  <svg:desc>Sheet1.B2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72.9">
                <text:p>4472.9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553cm" svg:y="3.955cm" style:legend-expansion="high" chart:style-name="ch2"/>
        <chart:plot-area chart:style-name="ch3" table:cell-range-address="Sheet10.A2:Sheet10.B3 Sheet10.B1:Sheet10.B1" chart:data-source-has-labels="row" svg:x="0.319cm" svg:y="0.18cm" svg:width="9.915cm" svg:height="8.646cm">
          <chartooo:coordinate-region svg:x="1.311cm" svg:y="0.38cm" svg:width="8.5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0.B2:Sheet10.B3" chart:label-cell-address="Sheet10.B1:Sheet10.B1" chart:class="chart:scatter">
            <chart:domain table:cell-range-address="Sheet10.A2:Sheet10.A3"/>
            <chart:regression-curve chart:style-name="ch7">
              <chart:equation chart:display-equation="true" chart:display-r-square="false" svg:x="1.461cm" svg:y="0.727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0.B1:Sheet1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71.29">
                <text:p>5971.29</text:p>
                <draw:g>
                  <svg:desc>Sheet10.A2:Sheet10.A3</svg:desc>
                </draw:g>
              </table:table-cell>
              <table:table-cell office:value-type="float" office:value="1173.2">
                <text:p>1173.2</text:p>
                <draw:g>
                  <svg:desc>Sheet10.B2:Sheet10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81.66">
                <text:p>6781.66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53cm" svg:y="3.954cm" style:legend-expansion="high" chart:style-name="ch2"/>
        <chart:plot-area chart:style-name="ch3" table:cell-range-address="Sheet11.A1:Sheet11.B3" chart:data-source-has-labels="row" svg:x="0.319cm" svg:y="0.18cm" svg:width="9.915cm" svg:height="8.645cm">
          <chartooo:coordinate-region svg:x="1.311cm" svg:y="0.38cm" svg:width="8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1.B2:Sheet11.B3" chart:label-cell-address="Sheet11.B1:Sheet11.B1" chart:class="chart:scatter">
            <chart:domain table:cell-range-address="Sheet11.A2:Sheet11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1.B1:Sheet1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54.83">
                <text:p>4054.83</text:p>
                <draw:g>
                  <svg:desc>Sheet11.A2:Sheet11.A3</svg:desc>
                </draw:g>
              </table:table-cell>
              <table:table-cell office:value-type="float" office:value="1173.2">
                <text:p>1173.2</text:p>
                <draw:g>
                  <svg:desc>Sheet11.B2:Sheet1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04.97">
                <text:p>4604.97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553cm" svg:y="3.955cm" style:legend-expansion="high" chart:style-name="ch2"/>
        <chart:plot-area chart:style-name="ch3" table:cell-range-address="Sheet12.A1:Sheet12.B3" chart:data-source-has-labels="row" svg:x="0.319cm" svg:y="0.18cm" svg:width="9.915cm" svg:height="8.646cm">
          <chartooo:coordinate-region svg:x="1.311cm" svg:y="0.38cm" svg:width="8.5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2.B2:Sheet12.B3" chart:label-cell-address="Sheet12.B1:Sheet12.B1" chart:class="chart:scatter">
            <chart:domain table:cell-range-address="Sheet12.A2:Sheet12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2.B1:Sheet1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58.45">
                <text:p>4358.45</text:p>
                <draw:g>
                  <svg:desc>Sheet12.A2:Sheet12.A3</svg:desc>
                </draw:g>
              </table:table-cell>
              <table:table-cell office:value-type="float" office:value="1173.2">
                <text:p>1173.2</text:p>
                <draw:g>
                  <svg:desc>Sheet12.B2:Sheet12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49.79">
                <text:p>4949.79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53cm" svg:y="3.954cm" style:legend-expansion="high" chart:style-name="ch2"/>
        <chart:plot-area chart:style-name="ch3" table:cell-range-address="Sheet13.A1:Sheet13.B3" chart:data-source-has-labels="row" svg:x="0.319cm" svg:y="0.18cm" svg:width="9.915cm" svg:height="8.645cm">
          <chartooo:coordinate-region svg:x="1.311cm" svg:y="0.38cm" svg:width="8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3.B2:Sheet13.B3" chart:label-cell-address="Sheet13.B1:Sheet13.B1" chart:class="chart:scatter">
            <chart:domain table:cell-range-address="Sheet13.A2:Sheet13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3.B1:Sheet1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1.93">
                <text:p>4041.93</text:p>
                <draw:g>
                  <svg:desc>Sheet13.A2:Sheet13.A3</svg:desc>
                </draw:g>
              </table:table-cell>
              <table:table-cell office:value-type="float" office:value="1173.2">
                <text:p>1173.2</text:p>
                <draw:g>
                  <svg:desc>Sheet13.B2:Sheet13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1.27">
                <text:p>4591.27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53cm" svg:y="3.954cm" style:legend-expansion="high" chart:style-name="ch2"/>
        <chart:plot-area chart:style-name="ch3" table:cell-range-address="Sheet14.A1:Sheet14.B3" chart:data-source-has-labels="row" svg:x="0.319cm" svg:y="0.18cm" svg:width="9.915cm" svg:height="8.645cm">
          <chartooo:coordinate-region svg:x="1.312cm" svg:y="0.38cm" svg:width="8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4.B2:Sheet14.B3" chart:label-cell-address="Sheet14.B1:Sheet14.B1" chart:class="chart:scatter">
            <chart:domain table:cell-range-address="Sheet14.A2:Sheet14.A3"/>
            <chart:regression-curve chart:style-name="ch7">
              <chart:equation chart:display-equation="true" chart:display-r-square="false" svg:x="1.402cm" svg:y="0.7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4.B1:Sheet1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65.98">
                <text:p>3965.98</text:p>
                <draw:g>
                  <svg:desc>Sheet14.A2:Sheet14.A3</svg:desc>
                </draw:g>
              </table:table-cell>
              <table:table-cell office:value-type="float" office:value="1173.2">
                <text:p>1173.2</text:p>
                <draw:g>
                  <svg:desc>Sheet14.B2:Sheet14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4.57">
                <text:p>4504.57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53cm" svg:y="3.954cm" style:legend-expansion="high" chart:style-name="ch2"/>
        <chart:plot-area chart:style-name="ch3" table:cell-range-address="Sheet15.A1:Sheet15.B3" chart:data-source-has-labels="row" svg:x="0.319cm" svg:y="0.18cm" svg:width="9.915cm" svg:height="8.645cm">
          <chartooo:coordinate-region svg:x="1.311cm" svg:y="0.38cm" svg:width="8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5.B2:Sheet15.B3" chart:label-cell-address="Sheet15.B1:Sheet15.B1" chart:class="chart:scatter">
            <chart:domain table:cell-range-address="Sheet15.A2:Sheet15.A3"/>
            <chart:regression-curve chart:style-name="ch7">
              <chart:equation chart:display-equation="true" chart:display-r-square="false" svg:x="1.674cm" svg:y="0.542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5.B1:Sheet1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19.75">
                <text:p>3619.75</text:p>
                <draw:g>
                  <svg:desc>Sheet15.A2:Sheet15.A3</svg:desc>
                </draw:g>
              </table:table-cell>
              <table:table-cell office:value-type="float" office:value="1173.2">
                <text:p>1173.2</text:p>
                <draw:g>
                  <svg:desc>Sheet15.B2:Sheet15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11.63">
                <text:p>4111.63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553cm" svg:y="3.955cm" style:legend-expansion="high" chart:style-name="ch2"/>
        <chart:plot-area chart:style-name="ch3" table:cell-range-address="Sheet16.A2:Sheet16.B3 Sheet16.B1:Sheet16.B1" chart:data-source-has-labels="row" svg:x="0.319cm" svg:y="0.18cm" svg:width="9.915cm" svg:height="8.646cm">
          <chartooo:coordinate-region svg:x="1.311cm" svg:y="0.38cm" svg:width="8.5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6.B2:Sheet16.B3" chart:label-cell-address="Sheet16.B1:Sheet16.B1" chart:class="chart:scatter">
            <chart:domain table:cell-range-address="Sheet16.A2:Sheet16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6.B1:Sheet1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56">
                <text:p>4156</text:p>
                <draw:g>
                  <svg:desc>Sheet16.A2:Sheet16.A3</svg:desc>
                </draw:g>
              </table:table-cell>
              <table:table-cell office:value-type="float" office:value="1173.2">
                <text:p>1173.2</text:p>
                <draw:g>
                  <svg:desc>Sheet16.B2:Sheet16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20.18">
                <text:p>4720.18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53cm" svg:y="3.954cm" style:legend-expansion="high" chart:style-name="ch2"/>
        <chart:plot-area chart:style-name="ch3" table:cell-range-address="Sheet2.A1:Sheet2.B3" chart:data-source-has-labels="row" svg:x="0.319cm" svg:y="0.18cm" svg:width="9.915cm" svg:height="8.645cm">
          <chartooo:coordinate-region svg:x="1.311cm" svg:y="0.38cm" svg:width="8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" chart:label-cell-address="Sheet2.B1:Sheet2.B1" chart:class="chart:scatter">
            <chart:domain table:cell-range-address="Sheet2.A2:Sheet2.A3"/>
            <chart:regression-curve chart:style-name="ch7">
              <chart:equation chart:display-equation="true" chart:display-r-square="false" svg:x="1.697cm" svg:y="0.674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26.3">
                <text:p>4026.3</text:p>
                <draw:g>
                  <svg:desc>Sheet2.A2:Sheet2.A3</svg:desc>
                </draw:g>
              </table:table-cell>
              <table:table-cell office:value-type="float" office:value="1173.2">
                <text:p>1173.2</text:p>
                <draw:g>
                  <svg:desc>Sheet2.B2:Sheet2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72.87">
                <text:p>4572.87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553cm" svg:y="3.955cm" style:legend-expansion="high" chart:style-name="ch2"/>
        <chart:plot-area chart:style-name="ch3" table:cell-range-address="Sheet3.A1:Sheet3.B3" chart:data-source-has-labels="row" svg:x="0.319cm" svg:y="0.18cm" svg:width="9.915cm" svg:height="8.646cm">
          <chartooo:coordinate-region svg:x="1.311cm" svg:y="0.38cm" svg:width="8.5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3" chart:label-cell-address="Sheet3.B1:Sheet3.B1" chart:class="chart:scatter">
            <chart:domain table:cell-range-address="Sheet3.A2:Sheet3.A3"/>
            <chart:regression-curve chart:style-name="ch7">
              <chart:equation chart:display-equation="true" chart:display-r-square="false" svg:x="1.679cm" svg:y="0.702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26.97">
                <text:p>4026.97</text:p>
                <draw:g>
                  <svg:desc>Sheet3.A2:Sheet3.A3</svg:desc>
                </draw:g>
              </table:table-cell>
              <table:table-cell office:value-type="float" office:value="1173.2">
                <text:p>1173.2</text:p>
                <draw:g>
                  <svg:desc>Sheet3.B2:Sheet3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73.62">
                <text:p>4573.62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53cm" svg:y="3.954cm" style:legend-expansion="high" chart:style-name="ch2"/>
        <chart:plot-area chart:style-name="ch3" table:cell-range-address="Sheet4.A1:Sheet4.B3" chart:data-source-has-labels="row" svg:x="0.319cm" svg:y="0.18cm" svg:width="9.915cm" svg:height="8.645cm">
          <chartooo:coordinate-region svg:x="1.311cm" svg:y="0.38cm" svg:width="8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3" chart:label-cell-address="Sheet4.B1:Sheet4.B1" chart:class="chart:scatter">
            <chart:domain table:cell-range-address="Sheet4.A2:Sheet4.A3"/>
            <chart:regression-curve chart:style-name="ch7">
              <chart:equation chart:display-equation="true" chart:display-r-square="false" svg:x="1.602cm" svg:y="0.675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98.1">
                <text:p>3898.1</text:p>
                <draw:g>
                  <svg:desc>Sheet4.A2:Sheet4.A3</svg:desc>
                </draw:g>
              </table:table-cell>
              <table:table-cell office:value-type="float" office:value="1173.2">
                <text:p>1173.2</text:p>
                <draw:g>
                  <svg:desc>Sheet4.B2:Sheet4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27.57">
                <text:p>4427.57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553cm" svg:y="3.955cm" style:legend-expansion="high" chart:style-name="ch2"/>
        <chart:plot-area chart:style-name="ch3" table:cell-range-address="Sheet5.A1:Sheet5.B3" chart:data-source-has-labels="row" svg:x="0.319cm" svg:y="0.18cm" svg:width="9.915cm" svg:height="8.646cm">
          <chartooo:coordinate-region svg:x="1.311cm" svg:y="0.38cm" svg:width="8.5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2:Sheet5.B3" chart:label-cell-address="Sheet5.B1:Sheet5.B1" chart:class="chart:scatter">
            <chart:domain table:cell-range-address="Sheet5.A2:Sheet5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5.B1:Sheet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40.37">
                <text:p>4140.37</text:p>
                <draw:g>
                  <svg:desc>Sheet5.A2:Sheet5.A3</svg:desc>
                </draw:g>
              </table:table-cell>
              <table:table-cell office:value-type="float" office:value="1173.2">
                <text:p>1173.2</text:p>
                <draw:g>
                  <svg:desc>Sheet5.B2:Sheet5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02.61">
                <text:p>4702.61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53cm" svg:y="3.954cm" style:legend-expansion="high" chart:style-name="ch2"/>
        <chart:plot-area chart:style-name="ch3" table:cell-range-address="Sheet6.A1:Sheet6.B3" chart:data-source-has-labels="row" svg:x="0.319cm" svg:y="0.18cm" svg:width="9.915cm" svg:height="8.645cm">
          <chartooo:coordinate-region svg:x="1.312cm" svg:y="0.38cm" svg:width="8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2:Sheet6.B3" chart:label-cell-address="Sheet6.B1:Sheet6.B1" chart:class="chart:scatter">
            <chart:domain table:cell-range-address="Sheet6.A2:Sheet6.A3"/>
            <chart:regression-curve chart:style-name="ch7">
              <chart:equation chart:display-equation="true" chart:display-r-square="false" svg:x="1.733cm" svg:y="0.33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6.B1:Sheet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90.86">
                <text:p>3990.86</text:p>
                <draw:g>
                  <svg:desc>Sheet6.A2:Sheet6.A3</svg:desc>
                </draw:g>
              </table:table-cell>
              <table:table-cell office:value-type="float" office:value="1173.2">
                <text:p>1173.2</text:p>
                <draw:g>
                  <svg:desc>Sheet6.B2:Sheet6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32.48">
                <text:p>4532.48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553cm" svg:y="3.955cm" style:legend-expansion="high" chart:style-name="ch2"/>
        <chart:plot-area chart:style-name="ch3" table:cell-range-address="Sheet7.A1:Sheet7.B3" chart:data-source-has-labels="row" svg:x="0.319cm" svg:y="0.18cm" svg:width="9.915cm" svg:height="8.646cm">
          <chartooo:coordinate-region svg:x="1.311cm" svg:y="0.38cm" svg:width="8.5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B2:Sheet7.B3" chart:label-cell-address="Sheet7.B1:Sheet7.B1" chart:class="chart:scatter">
            <chart:domain table:cell-range-address="Sheet7.A2:Sheet7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7.B1:Sheet7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88.14">
                <text:p>4088.14</text:p>
                <draw:g>
                  <svg:desc>Sheet7.A2:Sheet7.A3</svg:desc>
                </draw:g>
              </table:table-cell>
              <table:table-cell office:value-type="float" office:value="1173.2">
                <text:p>1173.2</text:p>
                <draw:g>
                  <svg:desc>Sheet7.B2:Sheet7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42.55">
                <text:p>4642.55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53cm" svg:y="3.954cm" style:legend-expansion="high" chart:style-name="ch2"/>
        <chart:plot-area chart:style-name="ch3" table:cell-range-address="Sheet8.A1:Sheet8.B3" chart:data-source-has-labels="row" svg:x="0.319cm" svg:y="0.18cm" svg:width="9.915cm" svg:height="8.645cm">
          <chartooo:coordinate-region svg:x="1.311cm" svg:y="0.38cm" svg:width="8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B2:Sheet8.B3" chart:label-cell-address="Sheet8.B1:Sheet8.B1" chart:class="chart:scatter">
            <chart:domain table:cell-range-address="Sheet8.A2:Sheet8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8.B1:Sheet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30.2">
                <text:p>3830.2</text:p>
                <draw:g>
                  <svg:desc>Sheet8.A2:Sheet8.A3</svg:desc>
                </draw:g>
              </table:table-cell>
              <table:table-cell office:value-type="float" office:value="1173.2">
                <text:p>1173.2</text:p>
                <draw:g>
                  <svg:desc>Sheet8.B2:Sheet8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51.89">
                <text:p>4351.89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55cm" svg:y="3.952cm" style:legend-expansion="high" chart:style-name="ch2"/>
        <chart:plot-area chart:style-name="ch3" table:cell-range-address="Sheet9.A1:Sheet9.B3" chart:data-source-has-labels="row" svg:x="0.32cm" svg:y="0.18cm" svg:width="9.915cm" svg:height="8.64cm">
          <chartooo:coordinate-region svg:x="1.312cm" svg:y="0.379cm" svg:width="8.5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9.B2:Sheet9.B3" chart:label-cell-address="Sheet9.B1:Sheet9.B1" chart:class="chart:scatter">
            <chart:domain table:cell-range-address="Sheet9.A2:Sheet9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9.B1:Sheet9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1.11">
                <text:p>4261.11</text:p>
                <draw:g>
                  <svg:desc>Sheet9.A2:Sheet9.A3</svg:desc>
                </draw:g>
              </table:table-cell>
              <table:table-cell office:value-type="float" office:value="1173.2">
                <text:p>1173.2</text:p>
                <draw:g>
                  <svg:desc>Sheet9.B2:Sheet9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39.68">
                <text:p>4839.68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